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ymbolic Evaluation</text:p>
          </table:table-cell>
          <table:table-cell table:style-name="ce1" office:value-type="string">
            <text:p>Trivial Mem2</text:p>
          </table:table-cell>
          <table:table-cell table:style-name="ce1" office:value-type="string">
            <text:p>Factorial (1)</text:p>
          </table:table-cell>
          <table:table-cell table:style-name="ce1" office:value-type="string">
            <text:p>Factorial (2)</text:p>
          </table:table-cell>
          <table:table-cell table:style-name="ce1" office:value-type="string">
            <text:p>SLL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init</text:p>
          </table:table-cell>
          <table:table-cell office:value-type="float" office:value="0.377924">
            <text:p>0.377924</text:p>
          </table:table-cell>
          <table:table-cell office:value-type="float" office:value="0.842037">
            <text:p>0.842037</text:p>
          </table:table-cell>
          <table:table-cell office:value-type="float" office:value="0.166891">
            <text:p>0.166891</text:p>
          </table:table-cell>
          <table:table-cell office:value-type="float" office:value="0.436364">
            <text:p>0.436364</text:p>
          </table:table-cell>
          <table:table-cell table:style-name="ce1" table:formula="of:=SUM([.C2:.E2])" office:value-type="float" office:value="1.386852">
            <text:p>1.386852</text:p>
          </table:table-cell>
          <table:table-cell table:style-name="ce3" table:formula="of:=[.G2]/[.$G$24]" office:value-type="percentage" office:value="0.010582550539723">
            <text:p>1.06%</text:p>
          </table:table-cell>
          <table:table-cell table:style-name="ce2"/>
          <table:table-cell office:value-type="float" office:value="0.376041">
            <text:p>0.376041</text:p>
          </table:table-cell>
          <table:table-cell table:formula="of:=([.C2]-[.J2])/[.C2]" office:value-type="float" office:value="0.00498248325060071">
            <text:p>0.004982483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rops</text:p>
          </table:table-cell>
          <table:table-cell office:value-type="float" office:value="0.005528">
            <text:p>0.005528</text:p>
          </table:table-cell>
          <table:table-cell office:value-type="float" office:value="0.01014">
            <text:p>0.01014</text:p>
          </table:table-cell>
          <table:table-cell office:value-type="float" office:value="0.00132">
            <text:p>0.00132</text:p>
          </table:table-cell>
          <table:table-cell office:value-type="float" office:value="0.005184">
            <text:p>0.005184</text:p>
          </table:table-cell>
          <table:table-cell table:style-name="ce1" table:formula="of:=SUM([.C3:.E3])" office:value-type="float" office:value="0.016988">
            <text:p>0.016988</text:p>
          </table:table-cell>
          <table:table-cell table:style-name="ce3" table:formula="of:=[.G3]/[.$G$24]" office:value-type="percentage" office:value="0.000129629094213957">
            <text:p>0.01%</text:p>
          </table:table-cell>
          <table:table-cell table:style-name="ce2"/>
          <table:table-cell office:value-type="float" office:value="0.005254">
            <text:p>0.005254</text:p>
          </table:table-cell>
          <table:table-cell table:formula="of:=([.C3]-[.J3])/[.C3]" office:value-type="float" office:value="0.0495658465991317">
            <text:p>0.0495658466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string">
            <text:p>reification</text:p>
          </table:table-cell>
          <table:table-cell table:style-name="ce2" office:value-type="float" office:value="0.6598">
            <text:p>0.6598</text:p>
          </table:table-cell>
          <table:table-cell office:value-type="float" office:value="1.755889">
            <text:p>1.755889</text:p>
          </table:table-cell>
          <table:table-cell office:value-type="float" office:value="0.361739">
            <text:p>0.361739</text:p>
          </table:table-cell>
          <table:table-cell office:value-type="float" office:value="2.617986">
            <text:p>2.617986</text:p>
          </table:table-cell>
          <table:table-cell table:style-name="ce1" table:formula="of:=SUM([.C4:.E4])" office:value-type="float" office:value="2.777428">
            <text:p>2.777428</text:p>
          </table:table-cell>
          <table:table-cell table:style-name="ce3" table:formula="of:=[.G4]/[.$G$24]" office:value-type="percentage" office:value="0.0211935175349943">
            <text:p>2.12%</text:p>
          </table:table-cell>
          <table:table-cell table:style-name="ce2"/>
          <table:table-cell table:style-name="Default" office:value-type="float" office:value="0.654443">
            <text:p>0.654443</text:p>
          </table:table-cell>
          <table:table-cell table:formula="of:=([.C4]-[.J4])/[.C4]" office:value-type="float" office:value="0.00811912700818438">
            <text:p>0.00811912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string">
            <text:p>posing</text:p>
          </table:table-cell>
          <table:table-cell table:style-name="ce2" office:value-type="float" office:value="0.130848">
            <text:p>0.130848</text:p>
          </table:table-cell>
          <table:table-cell office:value-type="float" office:value="0.251385">
            <text:p>0.251385</text:p>
          </table:table-cell>
          <table:table-cell office:value-type="float" office:value="0.058839">
            <text:p>0.058839</text:p>
          </table:table-cell>
          <table:table-cell office:value-type="float" office:value="0.408398">
            <text:p>0.408398</text:p>
          </table:table-cell>
          <table:table-cell table:style-name="ce1" table:formula="of:=SUM([.C5:.E5])" office:value-type="float" office:value="0.441072">
            <text:p>0.441072</text:p>
          </table:table-cell>
          <table:table-cell table:style-name="ce3" table:formula="of:=[.G5]/[.$G$24]" office:value-type="percentage" office:value="0.0033656559832316">
            <text:p>0.34%</text:p>
          </table:table-cell>
          <table:table-cell table:style-name="ce2"/>
          <table:table-cell table:style-name="Default" office:value-type="float" office:value="0.132424">
            <text:p>0.132424</text:p>
          </table:table-cell>
          <table:table-cell table:formula="of:=([.C5]-[.J5])/[.C5]" office:value-type="float" office:value="-0.0120445096600635">
            <text:p>-0.012044509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style-name="ce2" office:value-type="string">
            <text:p>Application 1</text:p>
          </table:table-cell>
          <table:table-cell table:style-name="ce2" office:value-type="float" office:value="0.154736">
            <text:p>0.154736</text:p>
          </table:table-cell>
          <table:table-cell office:value-type="float" office:value="0.368407">
            <text:p>0.368407</text:p>
          </table:table-cell>
          <table:table-cell office:value-type="float" office:value="0.078436">
            <text:p>0.078436</text:p>
          </table:table-cell>
          <table:table-cell office:value-type="float" office:value="0.285435">
            <text:p>0.285435</text:p>
          </table:table-cell>
          <table:table-cell table:style-name="ce1" table:formula="of:=SUM([.C6:.E6])" office:value-type="float" office:value="0.601579">
            <text:p>0.601579</text:p>
          </table:table-cell>
          <table:table-cell table:style-name="ce3" table:formula="of:=[.G6]/[.$G$24]" office:value-type="percentage" office:value="0.00459042505698953">
            <text:p>0.46%</text:p>
          </table:table-cell>
          <table:table-cell table:style-name="ce2"/>
          <table:table-cell table:style-name="Default" office:value-type="float" office:value="0.155452">
            <text:p>0.155452</text:p>
          </table:table-cell>
          <table:table-cell table:formula="of:=([.C6]-[.J6])/[.C6]" office:value-type="float" office:value="-0.00462723606659098">
            <text:p>-0.004627236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style-name="ce2" office:value-type="string">
            <text:p>Application 2</text:p>
          </table:table-cell>
          <table:table-cell table:style-name="ce2" office:value-type="float" office:value="0.387204">
            <text:p>0.387204</text:p>
          </table:table-cell>
          <table:table-cell office:value-type="float" office:value="0.841688">
            <text:p>0.841688</text:p>
          </table:table-cell>
          <table:table-cell office:value-type="float" office:value="0.16024">
            <text:p>0.16024</text:p>
          </table:table-cell>
          <table:table-cell office:value-type="float" office:value="0.656273">
            <text:p>0.656273</text:p>
          </table:table-cell>
          <table:table-cell table:style-name="ce1" table:formula="of:=SUM([.C7:.E7])" office:value-type="float" office:value="1.389132">
            <text:p>1.389132</text:p>
          </table:table-cell>
          <table:table-cell table:style-name="ce3" table:formula="of:=[.G7]/[.$G$24]" office:value-type="percentage" office:value="0.0105999483696505">
            <text:p>1.06%</text:p>
          </table:table-cell>
          <table:table-cell table:style-name="ce2"/>
          <table:table-cell table:style-name="Default" office:value-type="float" office:value="0.40208">
            <text:p>0.40208</text:p>
          </table:table-cell>
          <table:table-cell table:formula="of:=([.C7]-[.J7])/[.C7]" office:value-type="float" office:value="-0.0384190245968533">
            <text:p>-0.038419024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style-name="ce2" office:value-type="string">
            <text:p>call</text:p>
          </table:table-cell>
          <table:table-cell table:style-name="ce2" office:value-type="float" office:value="0.003567">
            <text:p>0.003567</text:p>
          </table:table-cell>
          <table:table-cell office:value-type="float" office:value="0.005817">
            <text:p>0.005817</text:p>
          </table:table-cell>
          <table:table-cell office:value-type="float" office:value="0.00185">
            <text:p>0.00185</text:p>
          </table:table-cell>
          <table:table-cell office:value-type="float" office:value="0.005548">
            <text:p>0.005548</text:p>
          </table:table-cell>
          <table:table-cell table:style-name="ce1" table:formula="of:=SUM([.C8:.E8])" office:value-type="float" office:value="0.011234">
            <text:p>0.011234</text:p>
          </table:table-cell>
          <table:table-cell table:style-name="ce3" table:formula="of:=[.G8]/[.$G$24]" office:value-type="percentage" office:value="0.0000857224655285846">
            <text:p>0.01%</text:p>
          </table:table-cell>
          <table:table-cell table:style-name="ce2"/>
          <table:table-cell office:value-type="float" office:value="0.003658">
            <text:p>0.003658</text:p>
          </table:table-cell>
          <table:table-cell table:formula="of:=([.C8]-[.J8])/[.C8]" office:value-type="float" office:value="-0.0255116344266891">
            <text:p>-0.025511634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style-name="ce2" office:value-type="string">
            <text:p>unfolding</text:p>
          </table:table-cell>
          <table:table-cell table:style-name="ce2" office:value-type="float" office:value="1.116744">
            <text:p>1.116744</text:p>
          </table:table-cell>
          <table:table-cell office:value-type="float" office:value="2.453717">
            <text:p>2.453717</text:p>
          </table:table-cell>
          <table:table-cell office:value-type="float" office:value="3.26407">
            <text:p>3.26407</text:p>
          </table:table-cell>
          <table:table-cell office:value-type="float" office:value="2.916627">
            <text:p>2.916627</text:p>
          </table:table-cell>
          <table:table-cell table:style-name="ce1" table:formula="of:=SUM([.C9:.E9])" office:value-type="float" office:value="6.834531">
            <text:p>6.834531</text:p>
          </table:table-cell>
          <table:table-cell table:style-name="ce3" table:formula="of:=[.G9]/[.$G$24]" office:value-type="percentage" office:value="0.0521517578824588">
            <text:p>5.22%</text:p>
          </table:table-cell>
          <table:table-cell table:style-name="ce2"/>
          <table:table-cell office:value-type="float" office:value="1.085836">
            <text:p>1.085836</text:p>
          </table:table-cell>
          <table:table-cell table:formula="of:=([.C9]-[.J9])/[.C9]" office:value-type="float" office:value="0.0276768892422972">
            <text:p>0.027676889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string">
            <text:p>simplification</text:p>
          </table:table-cell>
          <table:table-cell table:style-name="ce2" office:value-type="float" office:value="7.584119">
            <text:p>7.584119</text:p>
          </table:table-cell>
          <table:table-cell office:value-type="float" office:value="13.474839">
            <text:p>13.474839</text:p>
          </table:table-cell>
          <table:table-cell office:value-type="float" office:value="2.408176">
            <text:p>2.408176</text:p>
          </table:table-cell>
          <table:table-cell office:value-type="float" office:value="26.265416">
            <text:p>26.265416</text:p>
          </table:table-cell>
          <table:table-cell table:style-name="ce1" table:formula="of:=SUM([.C10:.E10])" office:value-type="float" office:value="23.467134">
            <text:p>23.467134</text:p>
          </table:table-cell>
          <table:table-cell table:style-name="ce3" table:formula="of:=[.G10]/[.$G$24]" office:value-type="percentage" office:value="0.179068950095218">
            <text:p>17.91%</text:p>
          </table:table-cell>
          <table:table-cell table:style-name="ce2"/>
          <table:table-cell office:value-type="float" office:value="0.074316">
            <text:p>0.074316</text:p>
          </table:table-cell>
          <table:table-cell table:formula="of:=([.C10]-[.J10])/[.C10]" office:value-type="float" office:value="0.990201103120877">
            <text:p>0.990201103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style-name="ce2" office:value-type="string">
            <text:p>cleanup</text:p>
          </table:table-cell>
          <table:table-cell table:style-name="ce2" office:value-type="float" office:value="0.032046">
            <text:p>0.032046</text:p>
          </table:table-cell>
          <table:table-cell office:value-type="float" office:value="0.222976">
            <text:p>0.222976</text:p>
          </table:table-cell>
          <table:table-cell office:value-type="float" office:value="0.034019">
            <text:p>0.034019</text:p>
          </table:table-cell>
          <table:table-cell office:value-type="float" office:value="0.059518">
            <text:p>0.059518</text:p>
          </table:table-cell>
          <table:table-cell table:style-name="ce1" table:formula="of:=SUM([.C11:.E11])" office:value-type="float" office:value="0.289041">
            <text:p>0.289041</text:p>
          </table:table-cell>
          <table:table-cell table:style-name="ce3" table:formula="of:=[.G11]/[.$G$24]" office:value-type="percentage" office:value="0.00220556410529176">
            <text:p>0.22%</text:p>
          </table:table-cell>
          <table:table-cell table:style-name="ce2"/>
          <table:table-cell office:value-type="float" office:value="0.029916">
            <text:p>0.029916</text:p>
          </table:table-cell>
          <table:table-cell table:formula="of:=([.C11]-[.J11])/[.C11]" office:value-type="float" office:value="0.0664669537539787">
            <text:p>0.066466953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string">
            <text:p>finish</text:p>
          </table:table-cell>
          <table:table-cell table:style-name="ce2" office:value-type="float" office:value="7.468397">
            <text:p>7.468397</text:p>
          </table:table-cell>
          <table:table-cell office:value-type="float" office:value="10.807094">
            <text:p>10.807094</text:p>
          </table:table-cell>
          <table:table-cell office:value-type="float" office:value="4.937646">
            <text:p>4.937646</text:p>
          </table:table-cell>
          <table:table-cell office:value-type="float" office:value="20.416425">
            <text:p>20.416425</text:p>
          </table:table-cell>
          <table:table-cell table:style-name="ce1" table:formula="of:=SUM([.C12:.E12])" office:value-type="float" office:value="23.213137">
            <text:p>23.213137</text:p>
          </table:table-cell>
          <table:table-cell table:style-name="ce3" table:formula="of:=[.G12]/[.$G$24]" office:value-type="percentage" office:value="0.177130793688162">
            <text:p>17.71%</text:p>
          </table:table-cell>
          <table:table-cell table:style-name="ce2"/>
          <table:table-cell office:value-type="float" office:value="2.578759">
            <text:p>2.578759</text:p>
          </table:table-cell>
          <table:table-cell table:formula="of:=([.C12]-[.J12])/[.C12]" office:value-type="float" office:value="0.654710508828066">
            <text:p>0.6547105088</text:p>
          </table:table-cell>
          <table:table-cell/>
        </table:table-row>
        <table:table-row table:style-name="ro1">
          <table:table-cell/>
          <table:table-cell table:style-name="ce1" office:value-type="string">
            <text:p>Cancellation</text:p>
          </table:table-cell>
          <table:table-cell table:number-columns-repeated="4"/>
          <table:table-cell table:style-name="ce1"/>
          <table:table-cell table:style-name="ce3"/>
          <table:table-cell table:style-name="ce2"/>
          <table:table-cell table:style-name="Default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change_to_himp</text:p>
          </table:table-cell>
          <table:table-cell table:style-name="ce2" office:value-type="float" office:value="0.025217">
            <text:p>0.025217</text:p>
          </table:table-cell>
          <table:table-cell office:value-type="float" office:value="0.039148">
            <text:p>0.039148</text:p>
          </table:table-cell>
          <table:table-cell office:value-type="float" office:value="0.003309">
            <text:p>0.003309</text:p>
          </table:table-cell>
          <table:table-cell office:value-type="float" office:value="0.004595">
            <text:p>0.004595</text:p>
          </table:table-cell>
          <table:table-cell table:style-name="ce1" table:formula="of:=SUM([.C14:.E14])" office:value-type="float" office:value="0.067674">
            <text:p>0.067674</text:p>
          </table:table-cell>
          <table:table-cell table:style-name="ce3" table:formula="of:=[.G14]/[.$G$24]" office:value-type="percentage" office:value="0.000516395062505023">
            <text:p>0.05%</text:p>
          </table:table-cell>
          <table:table-cell table:style-name="ce2"/>
          <table:table-cell office:value-type="float" office:value="0.002951">
            <text:p>0.002951</text:p>
          </table:table-cell>
          <table:table-cell table:formula="of:=([.C14]-[.J14])/[.C14]" office:value-type="float" office:value="0.882975770313677">
            <text:p>0.88297577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init</text:p>
          </table:table-cell>
          <table:table-cell table:style-name="ce2" office:value-type="float" office:value="8.21596">
            <text:p>8.21596</text:p>
          </table:table-cell>
          <table:table-cell office:value-type="float" office:value="21.340948">
            <text:p>21.340948</text:p>
          </table:table-cell>
          <table:table-cell office:value-type="float" office:value="2.475759">
            <text:p>2.475759</text:p>
          </table:table-cell>
          <table:table-cell office:value-type="float" office:value="2.181721">
            <text:p>2.181721</text:p>
          </table:table-cell>
          <table:table-cell table:style-name="ce1" table:formula="of:=SUM([.C15:.E15])" office:value-type="float" office:value="32.032667">
            <text:p>32.032667</text:p>
          </table:table-cell>
          <table:table-cell table:style-name="ce3" table:formula="of:=[.G15]/[.$G$24]" office:value-type="percentage" office:value="0.244429338854916">
            <text:p>24.44%</text:p>
          </table:table-cell>
          <table:table-cell table:style-name="ce2"/>
          <table:table-cell office:value-type="float" office:value="6.130249">
            <text:p>6.130249</text:p>
          </table:table-cell>
          <table:table-cell table:formula="of:=([.C15]-[.J15])/[.C15]" office:value-type="float" office:value="0.253860900004382">
            <text:p>0.25386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props</text:p>
          </table:table-cell>
          <table:table-cell office:value-type="float" office:value="0.003019">
            <text:p>0.003019</text:p>
          </table:table-cell>
          <table:table-cell office:value-type="float" office:value="0.026587">
            <text:p>0.026587</text:p>
          </table:table-cell>
          <table:table-cell office:value-type="float" office:value="0.001371">
            <text:p>0.001371</text:p>
          </table:table-cell>
          <table:table-cell office:value-type="float" office:value="0.004394">
            <text:p>0.004394</text:p>
          </table:table-cell>
          <table:table-cell table:style-name="ce1" table:formula="of:=SUM([.C16:.E16])" office:value-type="float" office:value="0.030977">
            <text:p>0.030977</text:p>
          </table:table-cell>
          <table:table-cell table:style-name="ce3" table:formula="of:=[.G16]/[.$G$24]" office:value-type="percentage" office:value="0.000236373937571565">
            <text:p>0.02%</text:p>
          </table:table-cell>
          <table:table-cell table:style-name="ce2"/>
          <table:table-cell office:value-type="float" office:value="0.003183">
            <text:p>0.003183</text:p>
          </table:table-cell>
          <table:table-cell table:formula="of:=([.C16]-[.J16])/[.C16]" office:value-type="float" office:value="-0.0543226233852269">
            <text:p>-0.054322623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unfolding hprop</text:p>
          </table:table-cell>
          <table:table-cell office:value-type="float" office:value="0.000543">
            <text:p>0.000543</text:p>
          </table:table-cell>
          <table:table-cell office:value-type="float" office:value="0.003869">
            <text:p>0.003869</text:p>
          </table:table-cell>
          <table:table-cell office:value-type="float" office:value="0.000477">
            <text:p>0.000477</text:p>
          </table:table-cell>
          <table:table-cell office:value-type="float" office:value="0.000692">
            <text:p>0.000692</text:p>
          </table:table-cell>
          <table:table-cell table:style-name="ce1" table:formula="of:=SUM([.C17:.E17])" office:value-type="float" office:value="0.004889">
            <text:p>0.004889</text:p>
          </table:table-cell>
          <table:table-cell table:style-name="ce3" table:formula="of:=[.G17]/[.$G$24]" office:value-type="percentage" office:value="0.0000373061361909605">
            <text:p>0.00%</text:p>
          </table:table-cell>
          <table:table-cell table:style-name="ce2"/>
          <table:table-cell office:value-type="float" office:value="0.000541">
            <text:p>0.000541</text:p>
          </table:table-cell>
          <table:table-cell table:formula="of:=([.C17]-[.J17])/[.C17]" office:value-type="float" office:value="0.00368324125230212">
            <text:p>0.00368324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reification</text:p>
          </table:table-cell>
          <table:table-cell office:value-type="float" office:value="0.389266">
            <text:p>0.389266</text:p>
          </table:table-cell>
          <table:table-cell office:value-type="float" office:value="2.818573">
            <text:p>2.818573</text:p>
          </table:table-cell>
          <table:table-cell office:value-type="float" office:value="0.20605">
            <text:p>0.20605</text:p>
          </table:table-cell>
          <table:table-cell office:value-type="float" office:value="1.210399">
            <text:p>1.210399</text:p>
          </table:table-cell>
          <table:table-cell table:style-name="ce1" table:formula="of:=SUM([.C18:.E18])" office:value-type="float" office:value="3.413889">
            <text:p>3.413889</text:p>
          </table:table-cell>
          <table:table-cell table:style-name="ce3" table:formula="of:=[.G18]/[.$G$24]" office:value-type="percentage" office:value="0.0260501141286197">
            <text:p>2.61%</text:p>
          </table:table-cell>
          <table:table-cell table:style-name="ce2"/>
          <table:table-cell office:value-type="float" office:value="0.450675">
            <text:p>0.450675</text:p>
          </table:table-cell>
          <table:table-cell table:formula="of:=([.C18]-[.J18])/[.C18]" office:value-type="float" office:value="-0.157755879013322">
            <text:p>-0.15775587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posing</text:p>
          </table:table-cell>
          <table:table-cell office:value-type="float" office:value="0.059595">
            <text:p>0.059595</text:p>
          </table:table-cell>
          <table:table-cell office:value-type="float" office:value="0.233591">
            <text:p>0.233591</text:p>
          </table:table-cell>
          <table:table-cell office:value-type="float" office:value="0.030582">
            <text:p>0.030582</text:p>
          </table:table-cell>
          <table:table-cell office:value-type="float" office:value="0.181079">
            <text:p>0.181079</text:p>
          </table:table-cell>
          <table:table-cell table:style-name="ce1" table:formula="of:=SUM([.C19:.E19])" office:value-type="float" office:value="0.323768">
            <text:p>0.323768</text:p>
          </table:table-cell>
          <table:table-cell table:style-name="ce3" table:formula="of:=[.G19]/[.$G$24]" office:value-type="percentage" office:value="0.00247055289471771">
            <text:p>0.25%</text:p>
          </table:table-cell>
          <table:table-cell table:style-name="ce2"/>
          <table:table-cell office:value-type="float" office:value="0.067519">
            <text:p>0.067519</text:p>
          </table:table-cell>
          <table:table-cell table:formula="of:=([.C19]-[.J19])/[.C19]" office:value-type="float" office:value="-0.132964174846883">
            <text:p>-0.13296417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Application 1</text:p>
          </table:table-cell>
          <table:table-cell office:value-type="float" office:value="0.137358">
            <text:p>0.137358</text:p>
          </table:table-cell>
          <table:table-cell office:value-type="float" office:value="0.921305">
            <text:p>0.921305</text:p>
          </table:table-cell>
          <table:table-cell office:value-type="float" office:value="0.083414">
            <text:p>0.083414</text:p>
          </table:table-cell>
          <table:table-cell office:value-type="float" office:value="0.283883">
            <text:p>0.283883</text:p>
          </table:table-cell>
          <table:table-cell table:style-name="ce1" table:formula="of:=SUM([.C20:.E20])" office:value-type="float" office:value="1.142077">
            <text:p>1.142077</text:p>
          </table:table-cell>
          <table:table-cell table:style-name="ce3" table:formula="of:=[.G20]/[.$G$24]" office:value-type="percentage" office:value="0.00871476377634763">
            <text:p>0.87%</text:p>
          </table:table-cell>
          <table:table-cell table:style-name="ce2"/>
          <table:table-cell office:value-type="float" office:value="0.173818">
            <text:p>0.173818</text:p>
          </table:table-cell>
          <table:table-cell table:formula="of:=([.C20]-[.J20])/[.C20]" office:value-type="float" office:value="-0.265437761178818">
            <text:p>-0.26543776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unfolding types, funcs, preds</text:p>
          </table:table-cell>
          <table:table-cell table:style-name="ce2" office:value-type="float" office:value="0.798407">
            <text:p>0.798407</text:p>
          </table:table-cell>
          <table:table-cell office:value-type="float" office:value="7.655095">
            <text:p>7.655095</text:p>
          </table:table-cell>
          <table:table-cell office:value-type="float" office:value="0.369476">
            <text:p>0.369476</text:p>
          </table:table-cell>
          <table:table-cell office:value-type="float" office:value="0.604726">
            <text:p>0.604726</text:p>
          </table:table-cell>
          <table:table-cell table:style-name="ce1" table:formula="of:=SUM([.C21:.E21])" office:value-type="float" office:value="8.822978">
            <text:p>8.822978</text:p>
          </table:table-cell>
          <table:table-cell table:style-name="ce3" table:formula="of:=[.G21]/[.$G$24]" office:value-type="percentage" office:value="0.067324855569206">
            <text:p>6.73%</text:p>
          </table:table-cell>
          <table:table-cell table:style-name="ce2"/>
          <table:table-cell table:style-name="Default" office:value-type="float" office:value="1.581546">
            <text:p>1.581546</text:p>
          </table:table-cell>
          <table:table-cell table:formula="of:=([.C21]-[.J21])/[.C21]" office:value-type="float" office:value="-0.980876921169278">
            <text:p>-0.980876921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simplification</text:p>
          </table:table-cell>
          <table:table-cell table:style-name="ce2" office:value-type="float" office:value="9.61571">
            <text:p>9.61571</text:p>
          </table:table-cell>
          <table:table-cell office:value-type="float" office:value="12.864314">
            <text:p>12.864314</text:p>
          </table:table-cell>
          <table:table-cell office:value-type="float" office:value="2.303756">
            <text:p>2.303756</text:p>
          </table:table-cell>
          <table:table-cell office:value-type="float" office:value="2.437053">
            <text:p>2.437053</text:p>
          </table:table-cell>
          <table:table-cell table:style-name="ce1" table:formula="of:=SUM([.C22:.E22])" office:value-type="float" office:value="24.78378">
            <text:p>24.78378</text:p>
          </table:table-cell>
          <table:table-cell table:style-name="ce3" table:formula="of:=[.G22]/[.$G$24]" office:value-type="percentage" office:value="0.189115784824464">
            <text:p>18.91%</text:p>
          </table:table-cell>
          <table:table-cell/>
          <table:table-cell table:style-name="Default" office:value-type="float" office:value="4.969198">
            <text:p>4.969198</text:p>
          </table:table-cell>
          <table:table-cell table:formula="of:=([.C22]-[.J22])/[.C22]" office:value-type="float" office:value="0.483220895804886">
            <text:p>0.4832208958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2:.G22])" office:value-type="float" office:value="131.050827">
            <text:p>131.050827</text:p>
          </table:table-cell>
          <table:table-cell table:number-columns-repeated="2"/>
          <table:table-cell table:style-name="Default"/>
          <table:table-cell table:style-name="ce2"/>
          <table:table-cell/>
        </table:table-row>
        <table:table-row table:style-name="ro1" table:number-rows-repeated="7">
          <table:table-cell table:number-columns-repeated="9"/>
          <table:table-cell table:style-name="Default"/>
          <table:table-cell table:style-name="ce2"/>
          <table:table-cell/>
        </table:table-row>
        <table:table-row table:style-name="ro1" table:number-rows-repeated="4">
          <table:table-cell table:number-columns-repeated="10"/>
          <table:table-cell table:style-name="ce2"/>
          <table:table-cell/>
        </table:table-row>
        <table:table-row table:style-name="ro1" table:number-rows-repeated="4">
          <table:table-cell table:number-columns-repeated="5"/>
          <table:table-cell table:style-name="ce2"/>
          <table:table-cell table:number-columns-repeated="4"/>
          <table:table-cell table:style-name="ce2"/>
          <table:table-cell/>
        </table:table-row>
        <table:table-row table:style-name="ro1" table:number-rows-repeated="6">
          <table:table-cell table:number-columns-repeated="5"/>
          <table:table-cell table:style-name="ce2"/>
          <table:table-cell table:number-columns-repeated="5"/>
          <table:table-cell table:style-name="ce2"/>
        </table:table-row>
        <table:table-row table:style-name="ro1" table:number-rows-repeated="6">
          <table:table-cell table:number-columns-repeated="5"/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Default"/>
          <table:table-cell table:number-columns-repeated="2"/>
        </table:table-row>
      </table:table>
      <table:table table:name=" " table:style-name="ta1">
        <table:shapes>
          <draw:frame draw:z-index="0" draw:style-name="gr1" svg:width="6.1791in" svg:height="4.5004in" svg:x="0in" svg:y="0.0004in">
            <draw:object draw:notify-on-update-of-ranges="Sheet1.B2:Sheet1.B12 Sheet1.C2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681in" svg:height="4.1776in" svg:x="0.0331in" svg:y="4.4697in">
            <draw:object draw:notify-on-update-of-ranges="Sheet1.B14:Sheet1.B22 Sheet1.C14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svg:width="6.0516in" svg:height="3.3827in" svg:x="0.1386in" svg:y="4.9626in">
            <draw:object draw:notify-on-update-of-ranges="Sheet1.C1:Sheet1.F1 Sheet1.B2:Sheet1.B2 Sheet1.C2:Sheet1.F2 Sheet1.B3:Sheet1.B3 Sheet1.C3:Sheet1.F3 Sheet1.B4:Sheet1.B4 Sheet1.C4:Sheet1.F4 Sheet1.B5:Sheet1.B5 Sheet1.C5:Sheet1.F5 Sheet1.B6:Sheet1.B6 Sheet1.C6:Sheet1.F6 Sheet1.B7:Sheet1.B7 Sheet1.C7:Sheet1.F7 Sheet1.B8:Sheet1.B8 Sheet1.C8:Sheet1.F8 Sheet1.B9:Sheet1.B9 Sheet1.C9:Sheet1.F9 Sheet1.B10:Sheet1.B10 Sheet1.C10:Sheet1.F10 Sheet1.B11:Sheet1.B11 Sheet1.C11:Sheet1.F11 Sheet1.B12:Sheet1.B12 Sheet1.C12:Sheet1.F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124in" svg:height="4.7295in" svg:x="0.0004in" svg:y="0.0004in">
            <draw:object draw:notify-on-update-of-ranges="Sheet1.B2:Sheet1.B12 Sheet1.H2:Sheet1.H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svg:width="7.1118in" svg:height="3.615in" svg:x="0.0004in" svg:y="3.7406in">
            <draw:object draw:notify-on-update-of-ranges="Sheet1.C1:Sheet1.F1 Sheet1.B14:Sheet1.B14 Sheet1.C14:Sheet1.F14 Sheet1.B15:Sheet1.B15 Sheet1.C15:Sheet1.F15 Sheet1.B16:Sheet1.B16 Sheet1.C16:Sheet1.F16 Sheet1.B17:Sheet1.B17 Sheet1.C17:Sheet1.F17 Sheet1.B18:Sheet1.B18 Sheet1.C18:Sheet1.F18 Sheet1.B19:Sheet1.B19 Sheet1.C19:Sheet1.F19 Sheet1.B20:Sheet1.B20 Sheet1.C20:Sheet1.F20 Sheet1.B21:Sheet1.B21 Sheet1.C21:Sheet1.F21 Sheet1.B22:Sheet1.B22 Sheet1.C22:Sheet1.F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5in" svg:x="0in" svg:y="0in">
            <draw:object draw:notify-on-update-of-ranges="Sheet1.B14:Sheet1.B22 Sheet1.H14:Sheet1.H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20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9:16:03</meta:creation-date>
    <meta:editing-duration>PT19M49S</meta:editing-duration>
    <meta:editing-cycles>3</meta:editing-cycles>
    <meta:generator>LibreOffice/3.4$Unix LibreOffice_project/340m1$Build-502</meta:generator>
    <dc:date>2012-04-20T20:01:18</dc:date>
    <meta:document-statistic meta:table-count="4" meta:cell-count="2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696cm" svg:height="11.432cm" xlink:href=".." xlink:type="simple" chart:class="chart:circle" chart:style-name="ch1">
        <chart:title svg:x="5.954cm" svg:y="0.001cm" chart:style-name="ch2">
          <text:p>Symbolic Evaluation</text:p>
        </chart:title>
        <chart:subtitle svg:x="5.755cm" svg:y="0.578cm" chart:style-name="ch3">
          <text:p>TrivialMem (all subgoals)</text:p>
        </chart:subtitle>
        <chart:legend chart:legend-position="end" svg:x="12.957cm" svg:y="2.927cm" style:legend-expansion="high" chart:style-name="ch4"/>
        <chart:plot-area chart:style-name="ch5" table:cell-range-address="Sheet1.B2:Sheet1.C12" chart:data-source-has-labels="column" svg:x="2.044cm" svg:y="1.193cm" svg:width="10.761cm" svg:height="9.622cm">
          <chartooo:coordinate-region svg:x="2.328cm" svg:y="1.716cm" svg:width="9.083cm" svg:height="9.115cm"/>
          <chart:axis chart:dimension="x" chart:name="primary-x" chart:style-name="ch6" chartooo:axis-type="auto">
            <chartooo:date-scale/>
            <chart:categories table:cell-range-address="Sheet1.B2:Sheet1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B2:Sheet1.B12</svg:desc>
                </draw:g>
              </table:table-cell>
              <table:table-cell office:value-type="float" office:value="0.377924">
                <text:p>0.377924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props</text:p>
              </table:table-cell>
              <table:table-cell office:value-type="float" office:value="0.005528">
                <text:p>0.005528</text:p>
              </table:table-cell>
            </table:table-row>
            <table:table-row>
              <table:table-cell office:value-type="string">
                <text:p>reification</text:p>
              </table:table-cell>
              <table:table-cell office:value-type="float" office:value="0.6598">
                <text:p>0.6598</text:p>
              </table:table-cell>
            </table:table-row>
            <table:table-row>
              <table:table-cell office:value-type="string">
                <text:p>posing</text:p>
              </table:table-cell>
              <table:table-cell office:value-type="float" office:value="0.130848">
                <text:p>0.130848</text:p>
              </table:table-cell>
            </table:table-row>
            <table:table-row>
              <table:table-cell office:value-type="string">
                <text:p>Application 1</text:p>
              </table:table-cell>
              <table:table-cell office:value-type="float" office:value="0.154736">
                <text:p>0.154736</text:p>
              </table:table-cell>
            </table:table-row>
            <table:table-row>
              <table:table-cell office:value-type="string">
                <text:p>Application 2</text:p>
              </table:table-cell>
              <table:table-cell office:value-type="float" office:value="0.387204">
                <text:p>0.387204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0.003567">
                <text:p>0.003567</text:p>
              </table:table-cell>
            </table:table-row>
            <table:table-row>
              <table:table-cell office:value-type="string">
                <text:p>unfolding</text:p>
              </table:table-cell>
              <table:table-cell office:value-type="float" office:value="1.116744">
                <text:p>1.116744</text:p>
              </table:table-cell>
            </table:table-row>
            <table:table-row>
              <table:table-cell office:value-type="string">
                <text:p>simplification</text:p>
              </table:table-cell>
              <table:table-cell office:value-type="float" office:value="7.584119">
                <text:p>7.584119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0.032046">
                <text:p>0.032046</text:p>
              </table:table-cell>
            </table:table-row>
            <table:table-row>
              <table:table-cell office:value-type="string">
                <text:p>finish</text:p>
              </table:table-cell>
              <table:table-cell office:value-type="float" office:value="7.468397">
                <text:p>7.468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8cm" svg:height="10.612cm" xlink:href=".." xlink:type="simple" chart:class="chart:circle" chart:style-name="ch1">
        <chart:title svg:x="6.648cm" svg:y="0.002cm" chart:style-name="ch2">
          <text:p>Cancellation</text:p>
        </chart:title>
        <chart:subtitle svg:x="5.799cm" svg:y="0.557cm" chart:style-name="ch3">
          <text:p>TrivialMem (all subgoals)</text:p>
        </chart:subtitle>
        <chart:legend svg:x="10.522cm" svg:y="0.278cm" style:legend-expansion="custom" chartooo:width="4.936cm" chartooo:height="4.992cm" style:legend-expansion-aspect-ratio="0.988782051282051" chart:style-name="ch4"/>
        <chart:plot-area chart:style-name="ch5" table:cell-range-address="Sheet1.B14:Sheet1.C22" chart:data-source-has-labels="column" svg:x="-0.078cm" svg:y="1.567cm" svg:width="9.838cm" svg:height="8.257cm">
          <chartooo:coordinate-region svg:x="1.199cm" svg:y="1.793cm" svg:width="7.193cm" svg:height="7.837cm"/>
          <chart:axis chart:dimension="x" chart:name="primary-x" chart:style-name="ch6" chartooo:axis-type="auto">
            <chartooo:date-scale/>
            <chart:categories table:cell-range-address="Sheet1.B14:Sheet1.B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4:Sheet1.C2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hange_to_himp</text:p>
                <draw:g>
                  <svg:desc>Sheet1.B14:Sheet1.B22</svg:desc>
                </draw:g>
              </table:table-cell>
              <table:table-cell office:value-type="float" office:value="0.025217">
                <text:p>0.025217</text:p>
                <draw:g>
                  <svg:desc>Sheet1.C14:Sheet1.C22</svg:desc>
                </draw:g>
              </table:table-cell>
            </table:table-row>
            <table:table-row>
              <table:table-cell office:value-type="string">
                <text:p>init</text:p>
              </table:table-cell>
              <table:table-cell office:value-type="float" office:value="8.21596">
                <text:p>8.21596</text:p>
              </table:table-cell>
            </table:table-row>
            <table:table-row>
              <table:table-cell office:value-type="string">
                <text:p>props</text:p>
              </table:table-cell>
              <table:table-cell office:value-type="float" office:value="0.003019">
                <text:p>0.003019</text:p>
              </table:table-cell>
            </table:table-row>
            <table:table-row>
              <table:table-cell office:value-type="string">
                <text:p>unfolding hprop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reification</text:p>
              </table:table-cell>
              <table:table-cell office:value-type="float" office:value="0.389266">
                <text:p>0.389266</text:p>
              </table:table-cell>
            </table:table-row>
            <table:table-row>
              <table:table-cell office:value-type="string">
                <text:p>posing</text:p>
              </table:table-cell>
              <table:table-cell office:value-type="float" office:value="0.059595">
                <text:p>0.059595</text:p>
              </table:table-cell>
            </table:table-row>
            <table:table-row>
              <table:table-cell office:value-type="string">
                <text:p>Application 1</text:p>
              </table:table-cell>
              <table:table-cell office:value-type="float" office:value="0.137358">
                <text:p>0.137358</text:p>
              </table:table-cell>
            </table:table-row>
            <table:table-row>
              <table:table-cell office:value-type="string">
                <text:p>unfolding types, funcs, preds</text:p>
              </table:table-cell>
              <table:table-cell office:value-type="float" office:value="0.798407">
                <text:p>0.798407</text:p>
              </table:table-cell>
            </table:table-row>
            <table:table-row>
              <table:table-cell office:value-type="string">
                <text:p>simplification</text:p>
              </table:table-cell>
              <table:table-cell office:value-type="float" office:value="9.61571">
                <text:p>9.61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0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0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0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0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0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0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372cm" svg:height="8.593cm" xlink:href=".." xlink:type="simple" chart:class="chart:bar" chart:style-name="ch1">
        <chart:title svg:x="5.671cm" svg:y="0.307cm" chart:style-name="ch2">
          <text:p>Symbolic Evaluation</text:p>
        </chart:title>
        <chart:legend chart:legend-position="end" svg:x="12.633cm" svg:y="1.507cm" style:legend-expansion="high" chart:style-name="ch3"/>
        <chart:plot-area chart:style-name="ch4" table:cell-range-address="Sheet1.B1:Sheet1.F12" chart:data-source-has-labels="both" svg:x="1.318cm" svg:y="1.599cm" svg:width="10.701cm" svg:height="5.842cm">
          <chartooo:coordinate-region svg:x="3.474cm" svg:y="1.599cm" svg:width="8.359cm" svg:height="5.195cm"/>
          <chart:axis chart:dimension="x" chart:name="primary-x" chart:style-name="ch5" chartooo:axis-type="auto">
            <chartooo:date-scale/>
            <chart:title svg:x="0.451cm" svg:y="5.371cm" chart:style-name="ch6">
              <text:p>Verification</text:p>
            </chart:title>
            <chart:categories table:cell-range-address="Sheet1.C1:Sheet1.F1"/>
          </chart:axis>
          <chart:axis chart:dimension="y" chart:name="primary-y" chart:style-name="ch7">
            <chart:title svg:x="6.002cm" svg:y="7.612cm" chart:style-name="ch8">
              <text:p>Time (s)</text:p>
            </chart:title>
            <chart:grid chart:style-name="ch9" chart:class="major"/>
          </chart:axis>
          <chart:series chart:style-name="ch10" chart:values-cell-range-address="Sheet1.C2:Sheet1.F2" chart:label-cell-address="Sheet1.B2:Sheet1.B2" chart:class="chart:bar">
            <chart:data-point chart:repeated="4"/>
          </chart:series>
          <chart:series chart:style-name="ch11" chart:values-cell-range-address="Sheet1.C3:Sheet1.F3" chart:label-cell-address="Sheet1.B3:Sheet1.B3" chart:class="chart:bar">
            <chart:data-point chart:repeated="4"/>
          </chart:series>
          <chart:series chart:style-name="ch12" chart:values-cell-range-address="Sheet1.C4:Sheet1.F4" chart:label-cell-address="Sheet1.B4:Sheet1.B4" chart:class="chart:bar">
            <chart:data-point chart:repeated="4"/>
          </chart:series>
          <chart:series chart:style-name="ch13" chart:values-cell-range-address="Sheet1.C5:Sheet1.F5" chart:label-cell-address="Sheet1.B5:Sheet1.B5" chart:class="chart:bar">
            <chart:data-point chart:repeated="4"/>
          </chart:series>
          <chart:series chart:style-name="ch14" chart:values-cell-range-address="Sheet1.C6:Sheet1.F6" chart:label-cell-address="Sheet1.B6:Sheet1.B6" chart:class="chart:bar">
            <chart:data-point chart:repeated="4"/>
          </chart:series>
          <chart:series chart:style-name="ch15" chart:values-cell-range-address="Sheet1.C7:Sheet1.F7" chart:label-cell-address="Sheet1.B7:Sheet1.B7" chart:class="chart:bar">
            <chart:data-point chart:repeated="4"/>
          </chart:series>
          <chart:series chart:style-name="ch16" chart:values-cell-range-address="Sheet1.C8:Sheet1.F8" chart:label-cell-address="Sheet1.B8:Sheet1.B8" chart:class="chart:bar">
            <chart:data-point chart:repeated="4"/>
          </chart:series>
          <chart:series chart:style-name="ch17" chart:values-cell-range-address="Sheet1.C9:Sheet1.F9" chart:label-cell-address="Sheet1.B9:Sheet1.B9" chart:class="chart:bar">
            <chart:data-point chart:repeated="4"/>
          </chart:series>
          <chart:series chart:style-name="ch18" chart:values-cell-range-address="Sheet1.C10:Sheet1.F10" chart:label-cell-address="Sheet1.B10:Sheet1.B10" chart:class="chart:bar">
            <chart:data-point chart:repeated="4"/>
          </chart:series>
          <chart:series chart:style-name="ch19" chart:values-cell-range-address="Sheet1.C11:Sheet1.F11" chart:label-cell-address="Sheet1.B11:Sheet1.B11" chart:class="chart:bar">
            <chart:data-point chart:repeated="4"/>
          </chart:series>
          <chart:series chart:style-name="ch20" chart:values-cell-range-address="Sheet1.C12:Sheet1.F12" chart:label-cell-address="Sheet1.B12:Sheet1.B1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vial Mem2</text:p>
                <draw:g>
                  <svg:desc>Sheet1.C1:Sheet1.F1</svg:desc>
                </draw:g>
              </table:table-cell>
              <table:table-cell office:value-type="string">
                <text:p>Factorial (1)</text:p>
              </table:table-cell>
              <table:table-cell office:value-type="string">
                <text:p>Factorial (2)</text:p>
              </table:table-cell>
              <table:table-cell office:value-type="string">
                <text:p>SLL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B2:Sheet1.B2</svg:desc>
                </draw:g>
              </table:table-cell>
              <table:table-cell office:value-type="float" office:value="0.377924">
                <text:p>0.377924</text:p>
                <draw:g>
                  <svg:desc>Sheet1.C2:Sheet1.F2</svg:desc>
                </draw:g>
              </table:table-cell>
              <table:table-cell office:value-type="float" office:value="0.842037">
                <text:p>0.842037</text:p>
              </table:table-cell>
              <table:table-cell office:value-type="float" office:value="0.166891">
                <text:p>0.166891</text:p>
              </table:table-cell>
              <table:table-cell office:value-type="float" office:value="0.436364">
                <text:p>0.436364</text:p>
              </table:table-cell>
            </table:table-row>
            <table:table-row>
              <table:table-cell office:value-type="string">
                <text:p>props</text:p>
                <draw:g>
                  <svg:desc>Sheet1.B3:Sheet1.B3</svg:desc>
                </draw:g>
              </table:table-cell>
              <table:table-cell office:value-type="float" office:value="0.005528">
                <text:p>0.005528</text:p>
                <draw:g>
                  <svg:desc>Sheet1.C3:Sheet1.F3</svg:desc>
                </draw:g>
              </table:table-cell>
              <table:table-cell office:value-type="float" office:value="0.01014">
                <text:p>0.01014</text:p>
              </table:table-cell>
              <table:table-cell office:value-type="float" office:value="0.00132">
                <text:p>0.00132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reification</text:p>
                <draw:g>
                  <svg:desc>Sheet1.B4:Sheet1.B4</svg:desc>
                </draw:g>
              </table:table-cell>
              <table:table-cell office:value-type="float" office:value="0.6598">
                <text:p>0.6598</text:p>
                <draw:g>
                  <svg:desc>Sheet1.C4:Sheet1.F4</svg:desc>
                </draw:g>
              </table:table-cell>
              <table:table-cell office:value-type="float" office:value="1.755889">
                <text:p>1.755889</text:p>
              </table:table-cell>
              <table:table-cell office:value-type="float" office:value="0.361739">
                <text:p>0.361739</text:p>
              </table:table-cell>
              <table:table-cell office:value-type="float" office:value="2.617986">
                <text:p>2.617986</text:p>
              </table:table-cell>
            </table:table-row>
            <table:table-row>
              <table:table-cell office:value-type="string">
                <text:p>posing</text:p>
                <draw:g>
                  <svg:desc>Sheet1.B5:Sheet1.B5</svg:desc>
                </draw:g>
              </table:table-cell>
              <table:table-cell office:value-type="float" office:value="0.130848">
                <text:p>0.130848</text:p>
                <draw:g>
                  <svg:desc>Sheet1.C5:Sheet1.F5</svg:desc>
                </draw:g>
              </table:table-cell>
              <table:table-cell office:value-type="float" office:value="0.251385">
                <text:p>0.251385</text:p>
              </table:table-cell>
              <table:table-cell office:value-type="float" office:value="0.058839">
                <text:p>0.058839</text:p>
              </table:table-cell>
              <table:table-cell office:value-type="float" office:value="0.408398">
                <text:p>0.408398</text:p>
              </table:table-cell>
            </table:table-row>
            <table:table-row>
              <table:table-cell office:value-type="string">
                <text:p>Application 1</text:p>
                <draw:g>
                  <svg:desc>Sheet1.B6:Sheet1.B6</svg:desc>
                </draw:g>
              </table:table-cell>
              <table:table-cell office:value-type="float" office:value="0.154736">
                <text:p>0.154736</text:p>
                <draw:g>
                  <svg:desc>Sheet1.C6:Sheet1.F6</svg:desc>
                </draw:g>
              </table:table-cell>
              <table:table-cell office:value-type="float" office:value="0.368407">
                <text:p>0.368407</text:p>
              </table:table-cell>
              <table:table-cell office:value-type="float" office:value="0.078436">
                <text:p>0.078436</text:p>
              </table:table-cell>
              <table:table-cell office:value-type="float" office:value="0.285435">
                <text:p>0.285435</text:p>
              </table:table-cell>
            </table:table-row>
            <table:table-row>
              <table:table-cell office:value-type="string">
                <text:p>Application 2</text:p>
                <draw:g>
                  <svg:desc>Sheet1.B7:Sheet1.B7</svg:desc>
                </draw:g>
              </table:table-cell>
              <table:table-cell office:value-type="float" office:value="0.387204">
                <text:p>0.387204</text:p>
                <draw:g>
                  <svg:desc>Sheet1.C7:Sheet1.F7</svg:desc>
                </draw:g>
              </table:table-cell>
              <table:table-cell office:value-type="float" office:value="0.841688">
                <text:p>0.841688</text:p>
              </table:table-cell>
              <table:table-cell office:value-type="float" office:value="0.16024">
                <text:p>0.16024</text:p>
              </table:table-cell>
              <table:table-cell office:value-type="float" office:value="0.656273">
                <text:p>0.656273</text:p>
              </table:table-cell>
            </table:table-row>
            <table:table-row>
              <table:table-cell office:value-type="string">
                <text:p>call</text:p>
                <draw:g>
                  <svg:desc>Sheet1.B8:Sheet1.B8</svg:desc>
                </draw:g>
              </table:table-cell>
              <table:table-cell office:value-type="float" office:value="0.003567">
                <text:p>0.003567</text:p>
                <draw:g>
                  <svg:desc>Sheet1.C8:Sheet1.F8</svg:desc>
                </draw:g>
              </table:table-cell>
              <table:table-cell office:value-type="float" office:value="0.005817">
                <text:p>0.005817</text:p>
              </table:table-cell>
              <table:table-cell office:value-type="float" office:value="0.00185">
                <text:p>0.00185</text:p>
              </table:table-cell>
              <table:table-cell office:value-type="float" office:value="0.005548">
                <text:p>0.005548</text:p>
              </table:table-cell>
            </table:table-row>
            <table:table-row>
              <table:table-cell office:value-type="string">
                <text:p>unfolding</text:p>
                <draw:g>
                  <svg:desc>Sheet1.B9:Sheet1.B9</svg:desc>
                </draw:g>
              </table:table-cell>
              <table:table-cell office:value-type="float" office:value="1.116744">
                <text:p>1.116744</text:p>
                <draw:g>
                  <svg:desc>Sheet1.C9:Sheet1.F9</svg:desc>
                </draw:g>
              </table:table-cell>
              <table:table-cell office:value-type="float" office:value="2.453717">
                <text:p>2.453717</text:p>
              </table:table-cell>
              <table:table-cell office:value-type="float" office:value="3.26407">
                <text:p>3.26407</text:p>
              </table:table-cell>
              <table:table-cell office:value-type="float" office:value="2.916627">
                <text:p>2.916627</text:p>
              </table:table-cell>
            </table:table-row>
            <table:table-row>
              <table:table-cell office:value-type="string">
                <text:p>simplification</text:p>
                <draw:g>
                  <svg:desc>Sheet1.B10:Sheet1.B10</svg:desc>
                </draw:g>
              </table:table-cell>
              <table:table-cell office:value-type="float" office:value="7.584119">
                <text:p>7.584119</text:p>
                <draw:g>
                  <svg:desc>Sheet1.C10:Sheet1.F10</svg:desc>
                </draw:g>
              </table:table-cell>
              <table:table-cell office:value-type="float" office:value="13.474839">
                <text:p>13.474839</text:p>
              </table:table-cell>
              <table:table-cell office:value-type="float" office:value="2.408176">
                <text:p>2.408176</text:p>
              </table:table-cell>
              <table:table-cell office:value-type="float" office:value="26.265416">
                <text:p>26.265416</text:p>
              </table:table-cell>
            </table:table-row>
            <table:table-row>
              <table:table-cell office:value-type="string">
                <text:p>cleanup</text:p>
                <draw:g>
                  <svg:desc>Sheet1.B11:Sheet1.B11</svg:desc>
                </draw:g>
              </table:table-cell>
              <table:table-cell office:value-type="float" office:value="0.032046">
                <text:p>0.032046</text:p>
                <draw:g>
                  <svg:desc>Sheet1.C11:Sheet1.F11</svg:desc>
                </draw:g>
              </table:table-cell>
              <table:table-cell office:value-type="float" office:value="0.222976">
                <text:p>0.222976</text:p>
              </table:table-cell>
              <table:table-cell office:value-type="float" office:value="0.034019">
                <text:p>0.034019</text:p>
              </table:table-cell>
              <table:table-cell office:value-type="float" office:value="0.059518">
                <text:p>0.059518</text:p>
              </table:table-cell>
            </table:table-row>
            <table:table-row>
              <table:table-cell office:value-type="string">
                <text:p>finish</text:p>
                <draw:g>
                  <svg:desc>Sheet1.B12:Sheet1.B12</svg:desc>
                </draw:g>
              </table:table-cell>
              <table:table-cell office:value-type="float" office:value="7.468397">
                <text:p>7.468397</text:p>
                <draw:g>
                  <svg:desc>Sheet1.C12:Sheet1.F12</svg:desc>
                </draw:g>
              </table:table-cell>
              <table:table-cell office:value-type="float" office:value="10.807094">
                <text:p>10.807094</text:p>
              </table:table-cell>
              <table:table-cell office:value-type="float" office:value="4.937646">
                <text:p>4.937646</text:p>
              </table:table-cell>
              <table:table-cell office:value-type="float" office:value="20.416425">
                <text:p>20.416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0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0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5cm" svg:height="9.183cm" xlink:href=".." xlink:type="simple" chart:class="chart:bar" chart:style-name="ch1">
        <chart:title svg:x="7.771cm" svg:y="0.319cm" chart:style-name="ch2">
          <text:p>Cancellation</text:p>
        </chart:title>
        <chart:legend chart:legend-position="end" svg:x="12.918cm" svg:y="2.3cm" style:legend-expansion="high" chart:style-name="ch3"/>
        <chart:plot-area chart:style-name="ch4" table:cell-range-address="Sheet1.C1:Sheet1.F1 Sheet1.B14:Sheet1.F22" chart:data-source-has-labels="both" svg:x="1.372cm" svg:y="1.647cm" svg:width="10.824cm" svg:height="6.372cm">
          <chartooo:coordinate-region svg:x="3.528cm" svg:y="1.647cm" svg:width="8.481cm" svg:height="5.725cm"/>
          <chart:axis chart:dimension="x" chart:name="primary-x" chart:style-name="ch5" chartooo:axis-type="auto">
            <chartooo:date-scale/>
            <chart:title svg:x="0.451cm" svg:y="5.777cm" chart:style-name="ch6">
              <text:p>Verifications</text:p>
            </chart:title>
            <chart:categories table:cell-range-address="Sheet1.C1:Sheet1.F1"/>
          </chart:axis>
          <chart:axis chart:dimension="y" chart:name="primary-y" chart:style-name="ch7">
            <chart:title svg:x="6.118cm" svg:y="8.202cm" chart:style-name="ch8">
              <text:p>Time (s)</text:p>
            </chart:title>
            <chart:grid chart:style-name="ch9" chart:class="major"/>
          </chart:axis>
          <chart:series chart:style-name="ch10" chart:values-cell-range-address="Sheet1.C14:Sheet1.F14" chart:label-cell-address="Sheet1.B14:Sheet1.B14" chart:class="chart:bar">
            <chart:data-point chart:repeated="4"/>
          </chart:series>
          <chart:series chart:style-name="ch11" chart:values-cell-range-address="Sheet1.C15:Sheet1.F15" chart:label-cell-address="Sheet1.B15:Sheet1.B15" chart:class="chart:bar">
            <chart:data-point chart:repeated="4"/>
          </chart:series>
          <chart:series chart:style-name="ch12" chart:values-cell-range-address="Sheet1.C16:Sheet1.F16" chart:label-cell-address="Sheet1.B16:Sheet1.B16" chart:class="chart:bar">
            <chart:data-point chart:repeated="4"/>
          </chart:series>
          <chart:series chart:style-name="ch13" chart:values-cell-range-address="Sheet1.C17:Sheet1.F17" chart:label-cell-address="Sheet1.B17:Sheet1.B17" chart:class="chart:bar">
            <chart:data-point chart:repeated="4"/>
          </chart:series>
          <chart:series chart:style-name="ch14" chart:values-cell-range-address="Sheet1.C18:Sheet1.F18" chart:label-cell-address="Sheet1.B18:Sheet1.B18" chart:class="chart:bar">
            <chart:data-point chart:repeated="4"/>
          </chart:series>
          <chart:series chart:style-name="ch15" chart:values-cell-range-address="Sheet1.C19:Sheet1.F19" chart:label-cell-address="Sheet1.B19:Sheet1.B19" chart:class="chart:bar">
            <chart:data-point chart:repeated="4"/>
          </chart:series>
          <chart:series chart:style-name="ch16" chart:values-cell-range-address="Sheet1.C20:Sheet1.F20" chart:label-cell-address="Sheet1.B20:Sheet1.B20" chart:class="chart:bar">
            <chart:data-point chart:repeated="4"/>
          </chart:series>
          <chart:series chart:style-name="ch17" chart:values-cell-range-address="Sheet1.C21:Sheet1.F21" chart:label-cell-address="Sheet1.B21:Sheet1.B21" chart:class="chart:bar">
            <chart:data-point chart:repeated="4"/>
          </chart:series>
          <chart:series chart:style-name="ch18" chart:values-cell-range-address="Sheet1.C22:Sheet1.F22" chart:label-cell-address="Sheet1.B22:Sheet1.B22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vial Mem2</text:p>
                <draw:g>
                  <svg:desc>Sheet1.C1:Sheet1.F1</svg:desc>
                </draw:g>
              </table:table-cell>
              <table:table-cell office:value-type="string">
                <text:p>Factorial (1)</text:p>
              </table:table-cell>
              <table:table-cell office:value-type="string">
                <text:p>Factorial (2)</text:p>
              </table:table-cell>
              <table:table-cell office:value-type="string">
                <text:p>SLL</text:p>
              </table:table-cell>
            </table:table-row>
          </table:table-header-rows>
          <table:table-rows>
            <table:table-row>
              <table:table-cell office:value-type="string">
                <text:p>change_to_himp</text:p>
                <draw:g>
                  <svg:desc>Sheet1.B14:Sheet1.B14</svg:desc>
                </draw:g>
              </table:table-cell>
              <table:table-cell office:value-type="float" office:value="0.025217">
                <text:p>0.025217</text:p>
                <draw:g>
                  <svg:desc>Sheet1.C14:Sheet1.F14</svg:desc>
                </draw:g>
              </table:table-cell>
              <table:table-cell office:value-type="float" office:value="0.039148">
                <text:p>0.039148</text:p>
              </table:table-cell>
              <table:table-cell office:value-type="float" office:value="0.003309">
                <text:p>0.003309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init</text:p>
                <draw:g>
                  <svg:desc>Sheet1.B15:Sheet1.B15</svg:desc>
                </draw:g>
              </table:table-cell>
              <table:table-cell office:value-type="float" office:value="8.21596">
                <text:p>8.21596</text:p>
                <draw:g>
                  <svg:desc>Sheet1.C15:Sheet1.F15</svg:desc>
                </draw:g>
              </table:table-cell>
              <table:table-cell office:value-type="float" office:value="21.340948">
                <text:p>21.340948</text:p>
              </table:table-cell>
              <table:table-cell office:value-type="float" office:value="2.475759">
                <text:p>2.475759</text:p>
              </table:table-cell>
              <table:table-cell office:value-type="float" office:value="2.181721">
                <text:p>2.181721</text:p>
              </table:table-cell>
            </table:table-row>
            <table:table-row>
              <table:table-cell office:value-type="string">
                <text:p>props</text:p>
                <draw:g>
                  <svg:desc>Sheet1.B16:Sheet1.B16</svg:desc>
                </draw:g>
              </table:table-cell>
              <table:table-cell office:value-type="float" office:value="0.003019">
                <text:p>0.003019</text:p>
                <draw:g>
                  <svg:desc>Sheet1.C16:Sheet1.F16</svg:desc>
                </draw:g>
              </table:table-cell>
              <table:table-cell office:value-type="float" office:value="0.026587">
                <text:p>0.026587</text:p>
              </table:table-cell>
              <table:table-cell office:value-type="float" office:value="0.001371">
                <text:p>0.001371</text:p>
              </table:table-cell>
              <table:table-cell office:value-type="float" office:value="0.004394">
                <text:p>0.004394</text:p>
              </table:table-cell>
            </table:table-row>
            <table:table-row>
              <table:table-cell office:value-type="string">
                <text:p>unfolding hprop</text:p>
                <draw:g>
                  <svg:desc>Sheet1.B17:Sheet1.B17</svg:desc>
                </draw:g>
              </table:table-cell>
              <table:table-cell office:value-type="float" office:value="0.000543">
                <text:p>0.000543</text:p>
                <draw:g>
                  <svg:desc>Sheet1.C17:Sheet1.F17</svg:desc>
                </draw:g>
              </table:table-cell>
              <table:table-cell office:value-type="float" office:value="0.003869">
                <text:p>0.003869</text:p>
              </table:table-cell>
              <table:table-cell office:value-type="float" office:value="0.000477">
                <text:p>0.000477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string">
                <text:p>reification</text:p>
                <draw:g>
                  <svg:desc>Sheet1.B18:Sheet1.B18</svg:desc>
                </draw:g>
              </table:table-cell>
              <table:table-cell office:value-type="float" office:value="0.389266">
                <text:p>0.389266</text:p>
                <draw:g>
                  <svg:desc>Sheet1.C18:Sheet1.F18</svg:desc>
                </draw:g>
              </table:table-cell>
              <table:table-cell office:value-type="float" office:value="2.818573">
                <text:p>2.818573</text:p>
              </table:table-cell>
              <table:table-cell office:value-type="float" office:value="0.20605">
                <text:p>0.20605</text:p>
              </table:table-cell>
              <table:table-cell office:value-type="float" office:value="1.210399">
                <text:p>1.210399</text:p>
              </table:table-cell>
            </table:table-row>
            <table:table-row>
              <table:table-cell office:value-type="string">
                <text:p>posing</text:p>
                <draw:g>
                  <svg:desc>Sheet1.B19:Sheet1.B19</svg:desc>
                </draw:g>
              </table:table-cell>
              <table:table-cell office:value-type="float" office:value="0.059595">
                <text:p>0.059595</text:p>
                <draw:g>
                  <svg:desc>Sheet1.C19:Sheet1.F19</svg:desc>
                </draw:g>
              </table:table-cell>
              <table:table-cell office:value-type="float" office:value="0.233591">
                <text:p>0.233591</text:p>
              </table:table-cell>
              <table:table-cell office:value-type="float" office:value="0.030582">
                <text:p>0.030582</text:p>
              </table:table-cell>
              <table:table-cell office:value-type="float" office:value="0.181079">
                <text:p>0.181079</text:p>
              </table:table-cell>
            </table:table-row>
            <table:table-row>
              <table:table-cell office:value-type="string">
                <text:p>Application 1</text:p>
                <draw:g>
                  <svg:desc>Sheet1.B20:Sheet1.B20</svg:desc>
                </draw:g>
              </table:table-cell>
              <table:table-cell office:value-type="float" office:value="0.137358">
                <text:p>0.137358</text:p>
                <draw:g>
                  <svg:desc>Sheet1.C20:Sheet1.F20</svg:desc>
                </draw:g>
              </table:table-cell>
              <table:table-cell office:value-type="float" office:value="0.921305">
                <text:p>0.921305</text:p>
              </table:table-cell>
              <table:table-cell office:value-type="float" office:value="0.083414">
                <text:p>0.083414</text:p>
              </table:table-cell>
              <table:table-cell office:value-type="float" office:value="0.283883">
                <text:p>0.283883</text:p>
              </table:table-cell>
            </table:table-row>
            <table:table-row>
              <table:table-cell office:value-type="string">
                <text:p>unfolding types, funcs, preds</text:p>
                <draw:g>
                  <svg:desc>Sheet1.B21:Sheet1.B21</svg:desc>
                </draw:g>
              </table:table-cell>
              <table:table-cell office:value-type="float" office:value="0.798407">
                <text:p>0.798407</text:p>
                <draw:g>
                  <svg:desc>Sheet1.C21:Sheet1.F21</svg:desc>
                </draw:g>
              </table:table-cell>
              <table:table-cell office:value-type="float" office:value="7.655095">
                <text:p>7.655095</text:p>
              </table:table-cell>
              <table:table-cell office:value-type="float" office:value="0.369476">
                <text:p>0.369476</text:p>
              </table:table-cell>
              <table:table-cell office:value-type="float" office:value="0.604726">
                <text:p>0.604726</text:p>
              </table:table-cell>
            </table:table-row>
            <table:table-row>
              <table:table-cell office:value-type="string">
                <text:p>simplification</text:p>
                <draw:g>
                  <svg:desc>Sheet1.B22:Sheet1.B22</svg:desc>
                </draw:g>
              </table:table-cell>
              <table:table-cell office:value-type="float" office:value="9.61571">
                <text:p>9.61571</text:p>
                <draw:g>
                  <svg:desc>Sheet1.C22:Sheet1.F22</svg:desc>
                </draw:g>
              </table:table-cell>
              <table:table-cell office:value-type="float" office:value="12.864314">
                <text:p>12.864314</text:p>
              </table:table-cell>
              <table:table-cell office:value-type="float" office:value="2.303756">
                <text:p>2.303756</text:p>
              </table:table-cell>
              <table:table-cell office:value-type="float" office:value="2.437053">
                <text:p>2.437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circle" chart:style-name="ch1">
        <chart:title svg:x="6.739cm" svg:y="0.315cm" chart:style-name="ch2">
          <text:p>Cancellation</text:p>
        </chart:title>
        <chart:legend chart:legend-position="end" svg:x="10.853cm" svg:y="2.208cm" style:legend-expansion="high" chart:style-name="ch3"/>
        <chart:plot-area chart:style-name="ch4" table:cell-range-address="Sheet1.B14:Sheet1.B22 Sheet1.H14:Sheet1.H22" chart:data-source-has-labels="column" svg:x="0.32cm" svg:y="1.452cm" svg:width="10.213cm" svg:height="7.368cm">
          <chartooo:coordinate-region svg:x="1.743cm" svg:y="1.453cm" svg:width="7.367cm" svg:height="7.367cm"/>
          <chart:axis chart:dimension="x" chart:name="primary-x" chart:style-name="ch5" chartooo:axis-type="auto">
            <chartooo:date-scale/>
            <chart:categories table:cell-range-address="Sheet1.B14:Sheet1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14:Sheet1.H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hange_to_himp</text:p>
                <draw:g>
                  <svg:desc>Sheet1.B14:Sheet1.B22</svg:desc>
                </draw:g>
              </table:table-cell>
              <table:table-cell office:value-type="float" office:value="0.000516395062505023">
                <text:p>0.000516395062505023</text:p>
                <draw:g>
                  <svg:desc>Sheet1.H14:Sheet1.H22</svg:desc>
                </draw:g>
              </table:table-cell>
            </table:table-row>
            <table:table-row>
              <table:table-cell office:value-type="string">
                <text:p>init</text:p>
              </table:table-cell>
              <table:table-cell office:value-type="float" office:value="0.244429338854916">
                <text:p>0.244429338854916</text:p>
              </table:table-cell>
            </table:table-row>
            <table:table-row>
              <table:table-cell office:value-type="string">
                <text:p>props</text:p>
              </table:table-cell>
              <table:table-cell office:value-type="float" office:value="0.000236373937571565">
                <text:p>0.000236373937571565</text:p>
              </table:table-cell>
            </table:table-row>
            <table:table-row>
              <table:table-cell office:value-type="string">
                <text:p>unfolding hprop</text:p>
              </table:table-cell>
              <table:table-cell office:value-type="float" office:value="0.0000373061361909605">
                <text:p>0.0000373061361909605</text:p>
              </table:table-cell>
            </table:table-row>
            <table:table-row>
              <table:table-cell office:value-type="string">
                <text:p>reification</text:p>
              </table:table-cell>
              <table:table-cell office:value-type="float" office:value="0.0260501141286197">
                <text:p>0.0260501141286197</text:p>
              </table:table-cell>
            </table:table-row>
            <table:table-row>
              <table:table-cell office:value-type="string">
                <text:p>posing</text:p>
              </table:table-cell>
              <table:table-cell office:value-type="float" office:value="0.00247055289471771">
                <text:p>0.00247055289471771</text:p>
              </table:table-cell>
            </table:table-row>
            <table:table-row>
              <table:table-cell office:value-type="string">
                <text:p>Application 1</text:p>
              </table:table-cell>
              <table:table-cell office:value-type="float" office:value="0.00871476377634763">
                <text:p>0.00871476377634763</text:p>
              </table:table-cell>
            </table:table-row>
            <table:table-row>
              <table:table-cell office:value-type="string">
                <text:p>unfolding types, funcs, preds</text:p>
              </table:table-cell>
              <table:table-cell office:value-type="float" office:value="0.067324855569206">
                <text:p>0.067324855569206</text:p>
              </table:table-cell>
            </table:table-row>
            <table:table-row>
              <table:table-cell office:value-type="string">
                <text:p>simplification</text:p>
              </table:table-cell>
              <table:table-cell office:value-type="float" office:value="0.189115784824464">
                <text:p>0.1891157848244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556cm" svg:height="12.014cm" xlink:href=".." xlink:type="simple" chart:class="chart:circle" chart:style-name="ch1">
        <chart:title svg:x="5.763cm" svg:y="0.376cm" chart:style-name="ch2">
          <text:p>Symbolic Evaluation</text:p>
        </chart:title>
        <chart:legend chart:legend-position="end" svg:x="12.817cm" svg:y="3.218cm" style:legend-expansion="high" chart:style-name="ch3"/>
        <chart:plot-area chart:style-name="ch4" table:cell-range-address="Sheet1.B2:Sheet1.B12 Sheet1.H2:Sheet1.H12" chart:data-source-has-labels="column" svg:x="0.311cm" svg:y="1.635cm" svg:width="12.195cm" svg:height="10.139cm">
          <chartooo:coordinate-region svg:x="1.339cm" svg:y="1.636cm" svg:width="10.138cm" svg:height="10.138cm"/>
          <chart:axis chart:dimension="x" chart:name="primary-x" chart:style-name="ch5" chartooo:axis-type="auto">
            <chartooo:date-scale/>
            <chart:categories table:cell-range-address="Sheet1.B2:Sheet1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B2:Sheet1.B12</svg:desc>
                </draw:g>
              </table:table-cell>
              <table:table-cell office:value-type="float" office:value="0.010582550539723">
                <text:p>0.010582550539723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props</text:p>
              </table:table-cell>
              <table:table-cell office:value-type="float" office:value="0.000129629094213957">
                <text:p>0.000129629094213957</text:p>
              </table:table-cell>
            </table:table-row>
            <table:table-row>
              <table:table-cell office:value-type="string">
                <text:p>reification</text:p>
              </table:table-cell>
              <table:table-cell office:value-type="float" office:value="0.0211935175349943">
                <text:p>0.0211935175349943</text:p>
              </table:table-cell>
            </table:table-row>
            <table:table-row>
              <table:table-cell office:value-type="string">
                <text:p>posing</text:p>
              </table:table-cell>
              <table:table-cell office:value-type="float" office:value="0.0033656559832316">
                <text:p>0.0033656559832316</text:p>
              </table:table-cell>
            </table:table-row>
            <table:table-row>
              <table:table-cell office:value-type="string">
                <text:p>Application 1</text:p>
              </table:table-cell>
              <table:table-cell office:value-type="float" office:value="0.00459042505698953">
                <text:p>0.00459042505698953</text:p>
              </table:table-cell>
            </table:table-row>
            <table:table-row>
              <table:table-cell office:value-type="string">
                <text:p>Application 2</text:p>
              </table:table-cell>
              <table:table-cell office:value-type="float" office:value="0.0105999483696505">
                <text:p>0.0105999483696505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0.0000857224655285846">
                <text:p>0.0000857224655285846</text:p>
              </table:table-cell>
            </table:table-row>
            <table:table-row>
              <table:table-cell office:value-type="string">
                <text:p>unfolding</text:p>
              </table:table-cell>
              <table:table-cell office:value-type="float" office:value="0.0521517578824588">
                <text:p>0.0521517578824588</text:p>
              </table:table-cell>
            </table:table-row>
            <table:table-row>
              <table:table-cell office:value-type="string">
                <text:p>simplification</text:p>
              </table:table-cell>
              <table:table-cell office:value-type="float" office:value="0.179068950095218">
                <text:p>0.179068950095218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0.00220556410529176">
                <text:p>0.00220556410529176</text:p>
              </table:table-cell>
            </table:table-row>
            <table:table-row>
              <table:table-cell office:value-type="string">
                <text:p>finish</text:p>
              </table:table-cell>
              <table:table-cell office:value-type="float" office:value="0.177130793688162">
                <text:p>0.177130793688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